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padding="0cm" fo:border-left="none" fo:border-right="none" fo:border-top="0.035cm solid #000000" fo:border-bottom="none" style:shadow="none"/>
      <style:text-properties style:font-name="FreeSans1" fo:font-size="9pt" style:font-size-asian="9pt" style:font-size-complex="9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padding="0cm" fo:border="none" style:shadow="none" style:join-border="false"/>
    </style:style>
    <style:style style:name="P4" style:family="paragraph" style:parent-style-name="Standard" style:master-page-name="">
      <style:paragraph-properties fo:text-align="center" style:justify-single-word="false" style:page-number="auto" fo:background-color="#e6e6ff" fo:padding="0cm" fo:border="none" style:shadow="none" style:join-border="false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/>
        </style:tab-stops>
      </style:paragraph-properties>
    </style:style>
    <style:style style:name="P7" style:family="paragraph" style:parent-style-name="Heading_20_1" style:master-page-name="">
      <style:paragraph-properties style:page-number="auto" fo:break-before="auto" fo:break-after="auto"/>
    </style:style>
    <style:style style:name="P8" style:family="paragraph" style:parent-style-name="Heading_20_1">
      <style:paragraph-properties fo:break-before="page" style:shadow="none"/>
    </style:style>
    <style:style style:name="P9" style:family="paragraph" style:parent-style-name="Text_20_body" style:list-style-name="L9"/>
    <style:style style:name="P10" style:family="paragraph" style:parent-style-name="Text_20_body" style:list-style-name="L11"/>
    <style:style style:name="P11" style:family="paragraph" style:parent-style-name="Text_20_body" style:list-style-name="L11">
      <style:text-properties fo:font-style="normal" style:font-style-asian="normal" style:font-style-complex="normal"/>
    </style:style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3">
      <style:text-properties fo:font-weight="normal" style:font-weight-asian="normal" style:font-weight-complex="normal"/>
    </style:style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Heading_20_2">
      <style:paragraph-properties fo:break-before="page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Standard" style:list-style-name="L4"/>
    <style:style style:name="P26" style:family="paragraph" style:parent-style-name="Standard" style:list-style-name="L5"/>
    <style:style style:name="P27" style:family="paragraph" style:parent-style-name="Standard" style:list-style-name="L6">
      <style:text-properties fo:background-color="transparent"/>
    </style:style>
    <style:style style:name="P28" style:family="paragraph" style:parent-style-name="Standard" style:list-style-name="L7"/>
    <style:style style:name="P29" style:family="paragraph" style:parent-style-name="Standard" style:list-style-name="L8"/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 style:list-style-name="L8">
      <style:text-properties fo:font-weight="normal" style:font-weight-asian="normal" style:font-weight-complex="normal"/>
    </style:style>
    <style:style style:name="P32" style:family="paragraph" style:parent-style-name="Standard" style:list-style-name="L10">
      <style:text-properties fo:font-weight="normal" style:font-weight-asian="normal" style:font-weight-complex="normal"/>
    </style:style>
    <style:style style:name="P33" style:family="paragraph" style:parent-style-name="Standard" style:list-style-name="L20"/>
    <style:style style:name="P34" style:family="paragraph" style:parent-style-name="Standard">
      <style:text-properties fo:font-weight="bold" fo:background-color="transparent" style:font-weight-asian="bold" style:font-weight-complex="bold"/>
    </style:style>
    <style:style style:name="P35" style:family="paragraph" style:parent-style-name="Standard" style:list-style-name="L2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transparen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urso aplicaciones libres - Ejercicios</text:p>
      <text:p text:style-name="P3"/>
      <text:p text:style-name="P3"/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link-start text:style-name="Internet_20_link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link-start text:style-name="Internet_20_link"/>
          </text:table-of-content-entry-template>
          <text:table-of-content-entry-template text:outline-level="3" text:style-name="Contents_20_3">
            <text:index-entry-tab-stop style:type="left" style:position="0cm" style:leader-char=" "/>
            <text:index-entry-chapter/>
            <text:index-entry-text/>
            <text:index-entry-tab-stop style:type="right" style:leader-char=" "/>
            <text:index-entry-link-start text:style-name="Internet_20_link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5">1.ENTORNO DE ESCRITORIO KDE4<text:tab/></text:p>
          <text:p text:style-name="P6">1.1.Introducción al Escritorio<text:tab/></text:p>
          <text:p text:style-name="P6">1.2.Instalador de paquetes: KPackageKit<text:tab/></text:p>
          <text:p text:style-name="P6">1.3.Explorador de archivos: Dolphin<text:tab/></text:p>
          <text:p text:style-name="P5">2.Internet<text:tab/></text:p>
          <text:p text:style-name="P6">2.1.Navegador: Firefox<text:tab/></text:p>
          <text:p text:style-name="P6">2.2.Aplicación de correo electrónico: Thunderbird<text:tab/></text:p>
          <text:p text:style-name="P5">3.Ofimática<text:tab/></text:p>
          <text:p text:style-name="P6">3.1.Procesador de textos: Openoffice Writer<text:tab/></text:p>
          <text:p text:style-name="P6">3.2.Hoja de cálculo: Openoffice Calc<text:tab/></text:p>
          <text:p text:style-name="P6">3.3.Presentaciones: Openoffice Impress<text:tab/></text:p>
          <text:p text:style-name="P6">3.4.Visor de pdf: okular<text:tab/></text:p>
          <text:p text:style-name="P6">3.5.Editor básico de pdf: servicemenu-pdf para dolphin<text:tab/></text:p>
          <text:p text:style-name="P5">4.Multimedia<text:tab/></text:p>
          <text:p text:style-name="P6">4.1.Capturador de pantalla: ksnapshot<text:tab/></text:p>
          <text:p text:style-name="P6">4.2.Editor de imágenes bitmap: gimp<text:tab/></text:p>
          <text:p text:style-name="P6">4.3.Grabador de CDs/DVDs: k3b<text:tab/></text:p>
          <text:p text:style-name="P6">4.4.Reproductor de audio: amarok<text:tab/></text:p>
          <text:p text:style-name="P5">5.Otros<text:tab/></text:p>
          <text:p text:style-name="P6">5.1.Terminal<text:tab/></text:p>
        </text:index-body>
      </text:table-of-content>
      <text:p text:style-name="P3"/>
      <text:p text:style-name="P3"/>
      <text:p text:style-name="Standard"/>
      <text:h text:style-name="Heading_20_1" text:outline-level="1">ENTORNO DE ESCRITORIO KDE4</text:h>
      <text:h text:style-name="Heading_20_2" text:outline-level="2">Introducción al Escritorio</text:h>
      <text:p text:style-name="P2">Fondo Escritorio</text:p>
      <text:list xml:id="list1125170327" text:style-name="L1">
        <text:list-item>
          <text:p text:style-name="P22">Cambia el fondo del escritorio a color verde</text:p>
        </text:list-item>
        <text:list-item>
          <text:p text:style-name="P22">Cambia el fondo del escritorio a una imagen que selecciones mediante el botón de “Obtener nuevos fondos de escritorio”</text:p>
        </text:list-item>
      </text:list>
      <text:p text:style-name="P2">Escritorios múltiples</text:p>
      <text:list xml:id="list108129187" text:style-name="L2">
        <text:list-item>
          <text:p text:style-name="P23">Comprueba la existencia de más de un escritorio abriendo un programa en uno de ellos, y viendo que no aparece en los demás.</text:p>
        </text:list-item>
        <text:list-item>
          <text:p text:style-name="P23">Mueve el programa al segundo escritorio.</text:p>
        </text:list-item>
        <text:list-item>
          <text:p text:style-name="P23">Haz que el programa aparezca en todos los escritorios.</text:p>
        </text:list-item>
        <text:list-item>
          <text:p text:style-name="P23">Haz que haya 6 escritorios.</text:p>
        </text:list-item>
      </text:list>
      <text:p text:style-name="Standard">Elementos gráficos y accesos directos</text:p>
      <text:list xml:id="list1238933191" text:style-name="L3">
        <text:list-item>
          <text:p text:style-name="P24">Añade al escritorio un elemento gráfico que muestre el espacio disponible en las particiones del disco duro.</text:p>
        </text:list-item>
        <text:list-item>
          <text:p text:style-name="P24">Añade al escritorio un elemento gráfico que sea una “Vista de carpeta”.</text:p>
        </text:list-item>
        <text:list-item>
          <text:p text:style-name="P24">Añade al escritorio un elemento gráfico que sea un icono de “Acceso rápido” a una carpeta.</text:p>
        </text:list-item>
        <text:list-item>
          <text:p text:style-name="P24">Añade al escritorio un enlace directo a un fichero (no a una carpeta).</text:p>
        </text:list-item>
      </text:list>
      <text:p text:style-name="P2">Paneles</text:p>
      <text:list xml:id="list432043231" text:style-name="L4">
        <text:list-item>
          <text:p text:style-name="P25">Añade un nuevo panel o barra de herramientas del escritorio.</text:p>
        </text:list-item>
        <text:list-item>
          <text:p text:style-name="P25">Comprueba cómo puede estar en cualquiera de los cuatro lados de la pantalla.</text:p>
        </text:list-item>
        <text:list-item>
          <text:p text:style-name="P25">Dale una longitud menor que la de la pantalla completa, y céntralo.</text:p>
        </text:list-item>
        <text:list-item>
          <text:p text:style-name="P25">Añade un menú desplegable para lanzar aplicaciones.</text:p>
        </text:list-item>
        <text:list-item>
          <text:p text:style-name="P25">Añade un elemento gráfico al panel para cambiar de escritorio, y comprueba su funcionamiento.</text:p>
        </text:list-item>
        <text:list-item>
          <text:p text:style-name="P25">Abre el menú y arrastra un icono de un programa al panel, de modo que tengas un acceso directo a dicho programa.</text:p>
        </text:list-item>
      </text:list>
      <text:list xml:id="list681597942" text:continue-list="list1238933191" text:style-name="L3">
        <text:list-item>
          <text:p text:style-name="P24">Añade al panel un elemento gráfico que sea un icono de “Acceso rápido” a una carpeta.</text:p>
        </text:list-item>
      </text:list>
      <text:list xml:id="list540684502" text:continue-list="list432043231" text:style-name="L4">
        <text:list-item>
          <text:p text:style-name="P25">Elimina el panel recién creado.</text:p>
        </text:list-item>
      </text:list>
      <text:p text:style-name="P2">Menús</text:p>
      <text:list xml:id="list659412825" text:style-name="L5">
        <text:list-item>
          <text:p text:style-name="P26">Echa un vistazo a los menús y submenús de programas que aparecen en las zonas “Favoritos” y “Aplicaciones”, y abre una cualquiera.</text:p>
        </text:list-item>
        <text:list-item>
          <text:p text:style-name="P26">Navegando por los menús de “Aplicaciones”, selecciona una aplicación y déjala como favorita, comprobando que aparece en dicha zona.</text:p>
        </text:list-item>
        <text:list-item>
          <text:p text:style-name="P26">Selecciona otra y pásala al panel. Lánzala desde el panel mediante un click SIMPLE (no doble).</text:p>
        </text:list-item>
        <text:list-item>
          <text:p text:style-name="P26">Comprueba la zona de aplicaciones y documentos recientes.</text:p>
        </text:list-item>
        <text:list-item>
          <text:p text:style-name="P26">Comprende las distintas opciones mostradas en la opción del menú “Abandonar”.</text:p>
        </text:list-item>
        <text:list-item>
          <text:p text:style-name="P26">Pulsa el botón derecho en el lanzado de menús, y entrando al editor de menús haz alguna modificación sencilla, ej. cambiar el icono de alguna aplicación.</text:p>
        </text:list-item>
      </text:list>
      <text:p text:style-name="P2"><text:soft-page-break/>Configuración</text:p>
      <text:list xml:id="list1222941293" text:style-name="L6">
        <text:list-item>
          <text:p text:style-name="P27">Mira las opciones que aparecen en Equipo&gt;Preferencias del Sistema</text:p>
        </text:list-item>
        <text:list-item>
          <text:p text:style-name="P27">Selecciona “Región e idioma” e instala algún otro idioma ej. euskera</text:p>
        </text:list-item>
        <text:list-item>
          <text:p text:style-name="P27">Mediante Escritorio&gt;Desktop Effects &gt; Todos los efectos activa la opción “Desktop cube”, y comprúebalo mirando la combinación de teclas.</text:p>
        </text:list-item>
        <text:list-item>
          <text:p text:style-name="P27">En Escritorio&gt;Salvapantallas probar algunos, ej. “Particle Fountain (GL)” y “Solar Winds (GL)”.</text:p>
        </text:list-item>
        <text:list-item>
          <text:p text:style-name="P27">Mediante Aplicaciones&gt;Sistema&gt;Gestión de usuarios dar de alta un nuevo usuario con su contraseña, sin marcar el grupo “admin”, y comprobarlo saliendo de la sesión actual y entrando en una nueva con el usuario recién creado. Al no estar en admin no podrá ej. instalar nada.</text:p>
        </text:list-item>
      </text:list>
      <text:p text:style-name="P34">Tipos de letras</text:p>
      <text:list xml:id="list520735847" text:style-name="L21">
        <text:list-item>
          <text:p text:style-name="P35"><text:span text:style-name="T7">En Equipo&gt;Preferencias del sistema entra en la aplicación para visualizar e instalar tipos de letra.</text:span></text:p>
        </text:list-item>
      </text:list>
      <text:h text:style-name="Heading_20_2" text:outline-level="2">Instalador de paquetes: KPackageKit</text:h>
      <text:list xml:id="list88552110" text:style-name="L7">
        <text:list-item>
          <text:p text:style-name="P28">Abre la aplicación kPackageKit mediante la opción de menú Aplicaciones &gt; Sistema &gt; Gestión de Software</text:p>
        </text:list-item>
        <text:list-item>
          <text:p text:style-name="P28">Desde la opción “Gestión de software” buscar el paquete <text:span text:style-name="T2">neverball</text:span> correspondiente a un juego, instalarlo y jugar (Aplicaciones &gt; Juegos). Pistas de nombres de paquetes para otros juegos:<text:line-break/>-Arcade: <text:span text:style-name="T2">vectoroids, chromium, alien-arena</text:span><text:line-break/>-Carreras y Coches: <text:span text:style-name="T2">extremetuxracer, slune, trigger</text:span> , <text:span text:style-name="T2">torc</text:span><text:line-break/>-Otros: <text:span text:style-name="T2">neverball, billar-gl, dreamchess</text:span></text:p>
        </text:list-item>
        <text:list-item>
          <text:p text:style-name="P28">Instalar el paquete <text:span text:style-name="T2">kdegames</text:span> y comprobar que ha instalado más de 1 juego de una sola vez (ej. sudoku, , mahjongg,...)</text:p>
        </text:list-item>
        <text:list-item>
          <text:p text:style-name="P28">Desinstalar el paquete <text:span text:style-name="T2">kmahjongg</text:span> correspondiente a un juego instalado.</text:p>
        </text:list-item>
        <text:list-item>
          <text:p text:style-name="P28">Instalar dos paquetes de una vez: <text:span text:style-name="T2">firefox-3.5, kubuntu-restricted-extras</text:span></text:p>
        </text:list-item>
        <text:list-item>
          <text:p text:style-name="P28">Probar a hacer alguna búsqueda por términos en inglés que estén en el nombre o en la descripción de los paquetes.</text:p>
        </text:list-item>
        <text:list-item>
          <text:p text:style-name="P28">Desde la opción “Actualizaciones de software” buscar los paquetes actualizables y actualizarlos.</text:p>
        </text:list-item>
      </text:list>
      <text:h text:style-name="P21" text:outline-level="2">Explorador de archivos: Dolphin</text:h>
      <text:list xml:id="list1268210086" text:style-name="L8">
        <text:list-item>
          <text:p text:style-name="P31"><text:span text:style-name="T6">Modos de vista</text:span>: abre el explorador de archivos Dolphin y navega por las carpetas de usuario probando los distintos modos de vista (iconos, detalles, columnas) y los criterios de ordenar.</text:p>
        </text:list-item>
        <text:list-item>
          <text:p text:style-name="P31"><text:span text:style-name="T6">Archivos ocultos</text:span>: en la carpeta Home muestra los archivos ocultos, y déjalos de nuevo no visibles.</text:p>
        </text:list-item>
        <text:list-item>
          <text:p text:style-name="P29"><text:span text:style-name="T6">Creación de carpetas y ficheros básicos</text:span><text:span text:style-name="T1">:<text:line-break/>-En el directorio Home crea las carpetas llamadas </text:span><text:span text:style-name="T3">kurtso1 kurtso2</text:span><text:span text:style-name="T1">. Para ello, ponte en una zona blanca y emplea el menú del botón derecho del ratón.<text:line-break/>-En el directorio Home crea los ficheros de texto llamados </text:span><text:span text:style-name="T3">a.txt b.txt</text:span><text:span text:style-name="T1">. Para ello, ponte en una zona blanca y emplea el menú del botón derecho del ratón.<text:line-break/>-Después de crear los anteriores, ábrelos mediante un click SIMPLE (no doble).</text:span></text:p>
        </text:list-item>
        <text:list-item>
          <text:p text:style-name="P29"><text:span text:style-name="T6">Selección de ficheros</text:span><text:span text:style-name="T1">:<text:line-break/>-Con la la tecla Ctrl pulsada selecciona con el ratón un fichero o carpeta; después con la la tecla Shift pulsada selecciona con el ratón otro fichero o carpeta que no está junto al primero, y comprueba cómo quedan seleccionados todos los ficheros entre el primero y el segundo. <text:s/><text:line-break/>-Manteniendo pulsada la tecla Ctrl, vete haciendo click sobre distintos ficheros y carpetas y comprueba cómo quedan seleccionados.</text:span></text:p>
        </text:list-item>
        <text:list-item>
          <text:p text:style-name="P29"><text:span text:style-name="T6">Borrado de carpetas y ficheros</text:span><text:span text:style-name="T1">:<text:line-break/>-Dentro de la carpeta Home selecciona la carpeta </text:span><text:span text:style-name="T3">kurtso2 </text:span><text:span text:style-name="T1">y el fichero </text:span><text:span text:style-name="T3">b.txt </text:span><text:span text:style-name="T1">y después bórralos pulsando la tecla Supr.<text:line-break/>-Vete a la papelera de reciclaje y comprueba cómo están. Recupera el fichero </text:span><text:span text:style-name="T3">b.txt.</text:span><text:span text:style-name="T1"><text:line-break/>-Dentro de la carpeta Home selecciona el fichero </text:span><text:span text:style-name="T3">b.txt </text:span><text:span text:style-name="T1">y manteniendo pulsada la tecla Shift pulsa la tecla Supr. Comprueba cómo se ha borrado del todo (no está en la papelera de reciclaje).</text:span></text:p>
        </text:list-item>
        <text:list-item>
          <text:p text:style-name="P29"><text:span text:style-name="T6">Renombrar</text:span><text:span text:style-name="T1">:<text:line-break/>Renombra la carpeta </text:span><text:span text:style-name="T3">kurtso2</text:span><text:span text:style-name="T1"> a </text:span><text:span text:style-name="T3">curso2</text:span><text:span text:style-name="T1">, colocándote encima de su icono y, bien mediante el menú del botón derecho del ratón, o bien pulsando F2.</text:span></text:p>
        </text:list-item>
        <text:list-item>
          <text:p text:style-name="P29"><text:span text:style-name="T6">Copiar, Mover, Accesos directos</text:span><text:span text:style-name="T1">:<text:line-break/>-Divide la ventana de la carpeta Home, dejando en la zona de la izquierda la carpeta Home y en la de la derecha la carpeta /tmp.<text:line-break/>-Con la ventana dividida, selecciona en la zona izquierda alguna de las carpetas o ficheros creados, y arrastra su icono al directorio </text:span><text:span text:style-name="T3">/tmp</text:span><text:span text:style-name="T1"> que está en la zona derecha, comprobando las tres posibilidades: copiar, mover y crear acceso directo.<text:line-break/>-Arrastra el icono de una carpeta al panel y comprueba cómo se pueden crear bien una vista de la carpeta, o un icono de enlace directo de modo que al hacer click sobre el mismo abre la carpeta.<text:line-break/>-Repite lo anterior arrastrando el icono al escritorio.<text:line-break/>-Arrastra el icono de un fichero al panel o al escritorio, y comprueba cómo se ha creado un acceso directo al mismo: al hacer click sobre el mismo abre el fichero.<text:line-break/>-Repite lo anterior arrastrando el icono al escritorio.</text:span></text:p>
        </text:list-item>
        <text:list-item>
          <text:p text:style-name="P29"><text:span text:style-name="T6">Buscar ficheros</text:span><text:span text:style-name="T1">: con Herramientas&gt;Buscar archivo busca un fichero o carpeta.</text:span></text:p>
        </text:list-item>
        <text:list-item>
          <text:p text:style-name="P31"><text:span text:style-name="T6">Pendrives y CDs</text:span>: Introduce un pendrive o un CD y mira cómo aparece en dolphin.</text:p>
        </text:list-item>
      </text:list>
      <text:h text:style-name="P7" text:outline-level="1"><text:soft-page-break/>Internet</text:h>
      <text:h text:style-name="Heading_20_2" text:outline-level="2">Navegador: Firefox</text:h>
      <text:list xml:id="list1377708293" text:style-name="L9">
        <text:list-item>
          <text:p text:style-name="P9"><text:span text:style-name="T1">Accede a tu cuenta de correo web (ej. de la universidad en </text:span>http://www.ehu.es/correow)</text:p>
        </text:list-item>
        <text:list-item>
          <text:p text:style-name="P9">Familiarízate con el sistema de navegación mediante pestañas.</text:p>
        </text:list-item>
        <text:list-item>
          <text:p text:style-name="P9">Cierra una pestaña y recupérala. Con dos o más pestañas abiertas cierra bruscamente el firefox, y comprueba cómo se pueden recuperar todas las pestañas que estaban abiertas.</text:p>
        </text:list-item>
        <text:list-item>
          <text:p text:style-name="P9">Emplea los buscadores de arriba a la derecha.</text:p>
        </text:list-item>
        <text:list-item>
          <text:p text:style-name="P9">Instala una extensión o plugin, ej. delicious</text:p>
        </text:list-item>
        <text:list-item>
          <text:p text:style-name="P9">Limpiar la navegación reciente (Tools&gt;Clear recent history)</text:p>
        </text:list-item>
        <text:list-item>
          <text:p text:style-name="P9">Entrar a una página con feeds RSS ej. www.nytimes.com y comprobar el icono de RSS en la barra de direcciones </text:p>
        </text:list-item>
      </text:list>
      <text:h text:style-name="Heading_20_2" text:outline-level="2">Aplicación de correo electrónico: Thunderbird</text:h>
      <text:list xml:id="list508098281" text:style-name="L10">
        <text:list-item>
          <text:p text:style-name="P32">Configura una cuenta de correo (IMAP o POP, y SMTP)</text:p>
        </text:list-item>
        <text:list-item>
          <text:p text:style-name="P32">Comprueba que puedes recibir y enviar correos</text:p>
        </text:list-item>
        <text:list-item>
          <text:p text:style-name="P32">Familiarízate con otras opciones del programa</text:p>
        </text:list-item>
      </text:list>
      <text:p text:style-name="P30"/>
      <text:h text:style-name="P8" text:outline-level="1">Ofimática</text:h>
      <text:h text:style-name="Heading_20_2" text:outline-level="2">Procesador de textos: Openoffice Writer</text:h>
      <text:list xml:id="list1410355248" text:style-name="L11">
        <text:list-item>
          <text:p text:style-name="P10">Abre un documento exixtente .doc y conviértelo a .odt</text:p>
        </text:list-item>
        <text:list-item>
          <text:p text:style-name="P10">Genera un fichero pdf a partir del anterior</text:p>
        </text:list-item>
        <text:list-item>
          <text:p text:style-name="P10">Crea un nuevo documento de texto sencillo sobre geografía en el que incluyas una portada, y algunas páginas que tengan títulos con tres niveles: el primero hará referencias a continentes, el segundo a países, el tercero a ciudades; usar estilos de tipo <text:span text:style-name="T2">Encabezado1</text:span>, <text:span text:style-name="T2">Encabezado2</text:span> y <text:span text:style-name="T2">Encabezado3.</text:span></text:p>
        </text:list-item>
        <text:list-item>
          <text:p text:style-name="P11">Inserta una tabla y una imagen en alguna página.</text:p>
        </text:list-item>
        <text:list-item>
          <text:p text:style-name="P10">En el documento anterior, mediante la opción Herramientas&gt;Numeración de capítulos, haz que los títulos lleven automáticamente las numeraciones siguientes:<text:line-break/> Nivel 1: 1., 2., 3., etc.<text:line-break/> Nivel 2: 1.a., 1.b., 1.c., etc.<text:line-break/> Nivel 3: 1.a.i), 1.a.ii), 1.a.iii), 1.a.iv), etc.</text:p>
        </text:list-item>
        <text:list-item>
          <text:p text:style-name="P10">En el documento anterior, pon en todas sus páginas a excepción de la portada:<text:line-break/>-Un encabezado con un texto en letra pequeña y una línea horizontal que cubra todo el ancho.<text:line-break/>-Un pie de página que indique el número de la página actual.</text:p>
        </text:list-item>
        <text:list-item>
          <text:p text:style-name="P10">En el documento inserta una segunda página y pon en la misma una tabla de contenido que incluya los títulos y los números de página actualizables automáticamente.</text:p>
        </text:list-item>
        <text:list-item>
          <text:p text:style-name="P10">Mediante el icono “navegador” (estrella azul) mueve algún título hacia abajo o hacia arriba, y actualiza la tabla de contenido comprobando cómo está correcta la numeración de las páginas.</text:p>
        </text:list-item>
      </text:list>
      <text:h text:style-name="Heading_20_2" text:outline-level="2">Hoja de cálculo: Openoffice Calc</text:h>
      <text:list xml:id="list1074720666" text:style-name="L12">
        <text:list-item>
          <text:p text:style-name="P12">Crea una hoja de cálculo en la que se calculen automáticamente (con fórmulas) las potencias de la forma 1<text:span text:style-name="T5">1</text:span>,2<text:span text:style-name="T5">2</text:span>,... hasta 10<text:span text:style-name="T5">10</text:span>.</text:p>
        </text:list-item>
        <text:list-item>
          <text:p text:style-name="P12">Crea una hoja de cálculo con una primera fila con dos columnas que indiquen en negrilla <text:span text:style-name="T2">persona</text:span> y <text:span text:style-name="T2">edad</text:span>. Completar 5 o más filas con datos, de modo que algunas personas tengan la edad de 25.</text:p>
        </text:list-item>
        <text:list-item>
          <text:p text:style-name="P12">Introducir una nueva fila abajo del todo donde la segunda columna sea la suma de las edades. Para ello, hacer click en el símbolo Sumatoria.</text:p>
        </text:list-item>
        <text:list-item>
          <text:p text:style-name="P12">Introducir una nueva columna al principio con el título <text:span text:style-name="T2">N</text:span>, y en la casilla A2 dejar el valor 1. Arrastrar esta casilla por su esquina inferior derecha, hacia abajo hasta llegar a la última fila.<text:line-break/>Debajo de la columna con la suma de las edades, escribe la fórmula que obtenga la media de edades.</text:p>
        </text:list-item>
        <text:list-item>
          <text:p text:style-name="P12">Seleccionar todas las casillas con datos y hacer un filtro con la opción Datos&gt;Filtro&gt;Filtro automático. Comprobar el filtro, de modo que se vea qué personas tienen 25 años.</text:p>
        </text:list-item>
      </text:list>
      <text:h text:style-name="Heading_20_2" text:outline-level="2"><text:soft-page-break/>Presentaciones: Openoffice Impress</text:h>
      <text:list xml:id="list203248622" text:style-name="L13">
        <text:list-item>
          <text:p text:style-name="P13">Crea una presentación vacía sin ningún fondo, que tenga tres páginas: la primera con un título, y la segunda y la tercera con los puntos a tratar y alguna imagen.</text:p>
        </text:list-item>
        <text:list-item>
          <text:p text:style-name="P13"><text:span text:style-name="T1">Instala una extensión con nuevas plantillas. Para ello:<text:line-break/>-Ir a Herramientas&gt;Administrador de extensiones&gt;Obtener más extensiones.<text:line-break/>-En la página web abierta, seleccionar la etiqueta </text:span><text:span text:style-name="T3">presentations</text:span><text:span text:style-name="T1"> y seleccionar “Modern Impress templates”. Descargar el fichero disponible.<text:line-break/>-Agregar el fichero descargado.</text:span></text:p>
        </text:list-item>
        <text:list-item>
          <text:p text:style-name="P14">Mediante la plantilla de la presentación, en la opción Ver&gt;Fondo&gt;Patrón de diapositivas, modifica algún elemento común a todas las páginas, ej. un logotipo que aparezca en todas ellas.</text:p>
        </text:list-item>
        <text:list-item>
          <text:p text:style-name="P14">Introduce algún efecto de transición entre las diapositivas.</text:p>
        </text:list-item>
        <text:list-item>
          <text:p text:style-name="P14">Exporta la presentación a formato pdf.</text:p>
        </text:list-item>
      </text:list>
      <text:h text:style-name="Heading_20_2" text:outline-level="2">Visor de pdf: okular</text:h>
      <text:list xml:id="list2137098026" text:style-name="L14">
        <text:list-item>
          <text:p text:style-name="P15">Lanza la aplicación okular y abre algún fichero pdf para visualizarlo.</text:p>
        </text:list-item>
        <text:list-item>
          <text:p text:style-name="P15">Cambia entre las opciones de Contenido y Miniaturas en el menú izquierdo.</text:p>
        </text:list-item>
        <text:list-item>
          <text:p text:style-name="P15">Selecciona un texto y cópialo a otro programa, ej. a Openoffice.</text:p>
        </text:list-item>
        <text:list-item>
          <text:p text:style-name="P15">Añade un marcador en alguna página y comprueba cómo aparece en el menú izquierdo en la opción Marcadores.</text:p>
        </text:list-item>
        <text:list-item>
          <text:p text:style-name="P15">Añade una marca de elipse en una página, y haciendo doble click sobre la misma indica una anotación. Comprueba cómo aparece en el menú izquierdo en la opción Revisiones.</text:p>
        </text:list-item>
      </text:list>
      <text:h text:style-name="Heading_20_2" text:outline-level="2">Editor básico de pdf: servicemenu-pdf para dolphin</text:h>
      <text:list xml:id="list1689009956" text:style-name="L15">
        <text:list-item>
          <text:p text:style-name="P16">Mediante dolphin, abre una carpeta en la que haya un fichero pdf con varias páginas, y haz click con el botón derecho, viendo las opciones del menú Acciones.</text:p>
        </text:list-item>
        <text:list-item>
          <text:p text:style-name="P16">Con el menú PDFtk extrae la página 3 a un fichero llamado 3.pdf y la página 4 a otro fichero llamado 4.pdf.</text:p>
        </text:list-item>
        <text:list-item>
          <text:p text:style-name="P16">Haciendo click con el botón derecho sobre el fichero 4.pdf genera un nuevo fichero 4y3.pdf formado por las páginas 3 y 4 del pdf original.</text:p>
        </text:list-item>
      </text:list>
      <text:h text:style-name="Heading_20_1" text:outline-level="1">Multimedia</text:h>
      <text:h text:style-name="Heading_20_2" text:outline-level="2">Capturador de pantalla: ksnapshot</text:h>
      <text:list xml:id="list1107986390" text:style-name="L16">
        <text:list-item>
          <text:p text:style-name="P17">Abre la aplicación con Aplicaciones &gt; Gráficos &gt; Capturador de pantalla y captura la pantalla completa, abriéndola con un visor de imágenes que esté disponible.</text:p>
        </text:list-item>
        <text:list-item>
          <text:p text:style-name="P17">Capura una ventana, pásala al portapapeles y pégala en una presentación de Openoffice Impress.</text:p>
        </text:list-item>
        <text:list-item>
          <text:p text:style-name="P17">Captura una zona de una ventana, y guárdala como un fichero de nombre <text:span text:style-name="T2">imagen.png</text:span> </text:p>
        </text:list-item>
      </text:list>
      <text:h text:style-name="Heading_20_2" text:outline-level="2">Editor de imágenes bitmap: gimp</text:h>
      <text:list xml:id="list47477282" text:style-name="L17">
        <text:list-item>
          <text:p text:style-name="P18">Abre un fichero con una imagen y recórtalo.</text:p>
        </text:list-item>
        <text:list-item>
          <text:p text:style-name="P18">Difumina alguna zona del mismo</text:p>
        </text:list-item>
        <text:list-item>
          <text:p text:style-name="P18">Gíralo</text:p>
        </text:list-item>
      </text:list>
      <text:h text:style-name="Heading_20_2" text:outline-level="2">Grabador de CDs/DVDs: k3b</text:h>
      <text:list xml:id="list1607347966" text:style-name="L18">
        <text:list-item>
          <text:p text:style-name="P19">Abre k3b y comprueba los tipos de proyecto siguientes: CD o DVD de datos, CD de audio, CD o DVD de video.</text:p>
        </text:list-item>
        <text:list-item>
          <text:p text:style-name="P19">Comprueba las opciones de copiar CD o DVD</text:p>
        </text:list-item>
        <text:list-item>
          <text:p text:style-name="P19">Comprueba las opciones de borrar CD o formatear DVD</text:p>
        </text:list-item>
        <text:list-item>
          <text:p text:style-name="P19">Comprueba la opción de extraer audio de un CD</text:p>
        </text:list-item>
      </text:list>
      <text:h text:style-name="Heading_20_2" text:outline-level="2">Reproductor de audio: amarok</text:h>
      <text:list xml:id="list2041070820" text:style-name="L19">
        <text:list-item>
          <text:p text:style-name="P20">Dentro de la carpeta Home deja algunos ficheros de audio (mp3, wav, ogg,...) en una carpeta llamada <text:span text:style-name="T2">Música</text:span><text:span text:style-name="T4">. Lanza amarok y abre uno de los ficheros</text:span></text:p>
        </text:list-item>
        <text:list-item>
          <text:p text:style-name="P20">Mediante Preferencias&gt;Configurar Amarok&gt;Colección indica la carpeta con los ficheros de audio. Después, seleccionando “Colección” en el menú izquierdo, comprueba cómo van sonando todos los ficheros de la carpeta.</text:p>
        </text:list-item>
        <text:list-item>
          <text:p text:style-name="P20">Con la opción “Internet” del menú izquierdo escucha alguna emisora de Internet.</text:p>
        </text:list-item>
      </text:list>
      <text:p text:style-name="Text_20_body"/>
      <text:p text:style-name="Text_20_body"/>
      <text:p text:style-name="Text_20_body"/>
      <text:h text:style-name="P7" text:outline-level="1">Otros</text:h>
      <text:h text:style-name="Heading_20_2" text:outline-level="2">Terminal</text:h>
      <text:list xml:id="list1480136236" text:style-name="L20">
        <text:list-item>
          <text:p text:style-name="P33">Mediante Ctrl-Alt-F1 o ... o Ctrl-Alt-F6 vete a una consola o terminal (“pantalla negra”), y vuelve al entorno gráfico con Ctrl-Alt-F7</text:p>
        </text:list-item>
        <text:list-item>
          <text:p text:style-name="P33">Abre una terminal en una ventana, mediante Aplicaciones&gt;Sistema&gt;Terminal</text:p>
        </text:list-item>
        <text:list-item>
          <text:p text:style-name="P33">Abre una terminal en una ventana, tecleando Alt-F2 y escribiendo <text:span text:style-name="T2">konso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FreeSans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page-number="auto"/>
      <style:text-properties style:font-name="FreeSans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35cm solid #000000" fo:border-bottom="none" style:shadow="none"/>
      <style:text-properties style:font-name="FreeSans1" fo:font-size="9pt" style:font-size-asian="9pt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aplicaciones libres - Ejercicios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6T11:09:40</meta:creation-date>
    <dc:date>2009-10-08T00:38:08</dc:date>
    <meta:editing-duration>PT12H24M55S</meta:editing-duration>
    <meta:editing-cycles>54</meta:editing-cycles>
    <meta:generator>OpenOffice.org/3.0$Unix OpenOffice.org_project/300m15$Build-9379</meta:generator>
    <meta:document-statistic meta:table-count="0" meta:image-count="0" meta:object-count="0" meta:page-count="8" meta:paragraph-count="147" meta:word-count="2307" meta:character-count="13835"/>
    <meta:user-defined meta:name="Información 1"/>
    <meta:user-defined meta:name="Información 2"/>
    <meta:user-defined meta:name="Información 3"/>
    <meta:user-defined meta:name="Información 4"/>
  </office:meta>
</office:document-meta>
</file>